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D0000005AD0D393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fo:min-height="4.085cm" draw:shadow="hidden" draw:shadow-color="#808080"/>
    </style:style>
    <style:style style:name="pr2" style:family="presentation" style:parent-style-name="Standard-subtitle">
      <style:graphic-properties draw:stroke="none" draw:fill="none" draw:fill-color="#00cc99" fo:min-height="4.87cm" draw:shadow="hidden" draw:shadow-color="#808080"/>
    </style:style>
    <style:style style:name="pr3" style:family="presentation" style:parent-style-name="Standard-notes">
      <style:graphic-properties draw:fill-color="#ffffff" fo:min-height="12.393cm"/>
    </style:style>
    <style:style style:name="pr4" style:family="presentation" style:parent-style-name="Standard-title">
      <style:graphic-properties draw:fill-color="#ffffff" fo:min-height="1.656cm"/>
    </style:style>
    <style:style style:name="pr5" style:family="presentation" style:parent-style-name="Standard-subtitle">
      <style:graphic-properties draw:fill-color="#ffffff" fo:min-height="8.429cm"/>
    </style:style>
    <style:style style:name="pr6" style:family="presentation" style:parent-style-name="Standard-notes">
      <style:graphic-properties draw:fill-color="#ffffff" fo:min-height="12.142cm"/>
    </style:style>
    <style:style style:name="pr7" style:family="presentation" style:parent-style-name="Standard-subtitle" style:list-style-name="L2">
      <style:graphic-properties draw:fill-color="#ffffff" fo:min-height="10cm"/>
    </style:style>
    <style:style style:name="pr8" style:family="presentation" style:parent-style-name="Standard-subtitle" style:list-style-name="L2">
      <style:graphic-properties draw:fill-color="#ffffff" fo:min-height="8.429cm"/>
    </style:style>
    <style:style style:name="pr9" style:family="presentation" style:parent-style-name="Standard-subtitle" style:list-style-name="L2">
      <style:graphic-properties draw:fill-color="#ffffff" fo:min-height="10.9cm"/>
    </style:style>
    <style:style style:name="pr10" style:family="presentation" style:parent-style-name="Standard-subtitle" style:list-style-name="L2">
      <style:graphic-properties draw:fill-color="#ffffff" fo:min-height="10cm"/>
    </style:style>
    <style:style style:name="pr11" style:family="presentation" style:parent-style-name="Standard-subtitle" style:list-style-name="L2">
      <style:graphic-properties draw:fill-color="#ffffff" fo:min-height="12.469cm"/>
    </style:style>
    <style:style style:name="pr12" style:family="presentation" style:parent-style-name="Standard-subtitle" style:list-style-name="L2">
      <style:graphic-properties draw:fill-color="#ffffff" fo:min-height="12.469cm"/>
    </style:style>
    <style:style style:name="pr13" style:family="presentation" style:parent-style-name="Standard-subtitle" style:list-style-name="L2">
      <style:graphic-properties draw:fill-color="#ffffff" fo:min-height="1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cm" fo:margin-right="0cm" fo:text-align="start" text:enable-numbering="true" fo:text-indent="-0.5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.5cm" fo:margin-right="0cm" fo:text-align="center" text:enable-numbering="false" fo:text-indent="-0.5cm"/>
    </style:style>
    <style:style style:name="P5" style:family="paragraph">
      <style:paragraph-properties fo:margin-left="1.77cm" fo:margin-right="0cm" fo:text-align="start" text:enable-numbering="true" fo:text-indent="-0.5cm"/>
    </style:style>
    <style:style style:name="P6" style:family="paragraph">
      <style:paragraph-properties fo:margin-left="0.5cm" fo:margin-right="0cm" fo:text-align="start" text:enable-numbering="true" fo:text-indent="-0.5cm"/>
      <style:text-properties fo:font-size="20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3.04cm" fo:margin-right="0cm" fo:text-align="start" text:enable-numbering="true" fo:text-indent="-0.5cm"/>
    </style:style>
    <style:style style:name="T1" style:family="text">
      <style:text-properties fo:font-size="20pt"/>
    </style:style>
    <style:style style:name="T2" style:family="text">
      <style:text-properties fo:font-family="'Bitstream Vera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fo:font-weight="normal" style:font-weight-asian="normal" style:font-weight-complex="normal"/>
    </style:style>
    <text:list-style style:name="L1">
      <text:list-level-style-bullet text:level="1" text:bullet-char="•">
        <style:text-properties fo:font-family="'Frutiger 57Cn'" style:font-family-generic="swiss" style:font-pitch="variable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1.905cm" svg:y="6.042cm" presentation:class="title" presentation:user-transformed="true">
          <draw:text-box>
            <text:p text:style-name="P1">Simulering af DOGS i Vissim</text:p>
          </draw:text-box>
        </draw:frame>
        <draw:frame presentation:style-name="pr2" draw:text-style-name="P1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683cm" svg:height="10.263cm" svg:x="2.658cm" svg:y="2.134cm" draw:page-number="1" presentation:class="page"/>
          <draw:frame presentation:style-name="pr3" draw:text-style-name="P1" draw:layer="layout" svg:width="13.82cm" svg:height="12.393cm" svg:x="2.593cm" svg:y="13.03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Agenda</text:p>
          </draw:text-box>
        </draw:frame>
        <draw:frame presentation:style-name="pr5" draw:text-style-name="P3" draw:layer="layout" svg:width="18.415cm" svg:height="8.429cm" svg:x="2.5cm" svg:y="5cm" presentation:class="subtitle" presentation:user-transformed="true">
          <draw:text-box>
            <text:list text:style-name="L2">
              <text:list-item>
                <text:p text:style-name="P2">Vissim modellen</text:p>
              </text:list-item>
            </text:list>
            <text:list text:style-name="L2">
              <text:list-item>
                <text:p text:style-name="P2">Trafikmængder-, sammensætning og ruter</text:p>
              </text:list-item>
            </text:list>
            <text:list text:style-name="L2">
              <text:list-item>
                <text:p text:style-name="P2">DOGS i Vissim</text:p>
              </text:list-item>
            </text:list>
            <text:list text:style-name="L2">
              <text:list-item>
                <text:p text:style-name="P2">Demo: simulering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2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Vissim – modellen</text:p>
          </draw:text-box>
        </draw:frame>
        <draw:frame presentation:style-name="pr5" draw:text-style-name="P3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Oprindeligt udviklet af COWI, siden nedarvet af DTU Transport studenter</text:p>
              </text:list-item>
            </text:list>
            <text:list text:style-name="L2">
              <text:list-item>
                <text:p text:style-name="P2">Renset så kun O3 står tilbage og udvidet mod syd så den nu indeholder 12 kryds fra Herlev Sygehus til Roskildevej</text:p>
              </text:list-item>
            </text:list>
            <text:list text:style-name="L2">
              <text:list-item>
                <text:p text:style-name="P2">Statisk input og -ruter anbefales ved dynamiske signalstyringssystemer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3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Vissim – mellemtider og VAP-filer</text:p>
          </draw:text-box>
        </draw:frame>
        <draw:frame presentation:style-name="pr7" draw:text-style-name="P6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Signalgruppeplaner for alle programmer og kryds gemmes i formatet:</text:span></text:p>
              </text:list-item>
            </text:list>
            <text:list text:style-name="L2">
              <text:list-item>
                <text:p text:style-name="P4"><text:span text:style-name="T2">gruppe | rød slut | grøn slut | rød-gul | gul | prioritet</text:span><text:span text:style-name="T3"> 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Sluttider angiver grundprogrammets afgrænsninger for grupper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Rød-gul og gul angiver længden af varslingsperioden for skift til grøn og rød hhv. (Normalt 2 hhv. 4 sek.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4">Mellemtidernes placering, længde og ændringer grupperne fra start-fasen til den næste beregnes automatisk ud fra denne tabel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4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</text:p>
          </draw:text-box>
        </draw:frame>
        <draw:frame presentation:style-name="pr8" draw:text-style-name="P6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<text:span text:style-name="T1">Bestemmelse af input størrelse fra korridorens ender og sideveje for biler, lastbiler og busser</text:span></text:p>
              </text:list-item>
            </text:list>
            <text:list text:style-name="L2">
              <text:list-item>
                <text:p text:style-name="P2"><text:span text:style-name="T1">Fordeling af trafik-input på ru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5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inputstørrelser og køretøjstyper</text:p>
          </draw:text-box>
        </draw:frame>
        <draw:frame presentation:style-name="pr9" draw:text-style-name="P6" draw:layer="layout" svg:width="19.415cm" svg:height="10.9cm" svg:x="3.485cm" svg:y="4.1cm" presentation:class="subtitle" presentation:user-transformed="true">
          <draw:text-box>
            <text:list text:style-name="L2">
              <text:list-item>
                <text:p text:style-name="P2"><text:span text:style-name="T1">DOGS detektor-data fra 13. til 28. november 2007 angiver bidrag fra enderne og antyder hvilke kryds der har overvægt at ind- henholdsvis udsvingende trafik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Undtagelse: for Roskildevej haves desuden målinger for ”sidevej”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Trafiktællinger fra efterår 2001 og senere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stimering af den relative størrelse af trafik fra sidevej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Fordeling af køretøjstyper på sideveje og i korridorens ender (DOGS detektor-data er ”anonyme”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Input skaleres under antagelse af 1,5% stigning per år.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Bustrafik indlagt fra Movia data som frekvens per time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6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ruter</text:p>
          </draw:text-box>
        </draw:frame>
        <draw:frame presentation:style-name="pr10" draw:text-style-name="P6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Tilrådes af PTV pga. sideeffekter ved alternativet retningsbeslutninger (f.eks. forkerte drejeprocenter pga. kø)</text:span></text:p>
              </text:list-item>
            </text:list>
            <text:list text:style-name="L2">
              <text:list-item>
                <text:p text:style-name="P2"><text:span text:style-name="T1">En rute for hver svingmulighed for hver tilfart og køretøjstype (bil, lastbil)</text:span></text:p>
              </text:list-item>
            </text:list>
            <text:list text:style-name="L2">
              <text:list-item>
                <text:p text:style-name="P2"><text:span text:style-name="T1">Svingandele for begge typer køretøjer fås af trafiktællinger</text:span></text:p>
              </text:list-item>
            </text:list>
            <text:list text:style-name="L2">
              <text:list-item>
                <text:p text:style-name="P2"><text:span text:style-name="T1">Ruter findes og indsættes automatisk ved inspektion af Vissim-netværksfilen</text:span></text:p>
              </text:list-item>
            </text:list>
            <text:list text:style-name="L2">
              <text:list-item>
                <text:p text:style-name="P2"><text:span text:style-name="T1">Busruter går hele vejen igennem netværket og følger Movia's planlægning (300S, 500S, 161)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7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 presentation:user-transformed="true">
          <draw:text-box>
            <text:p text:style-name="P1">DOGS i Vissim – master</text:p>
          </draw:text-box>
        </draw:frame>
        <draw:frame presentation:style-name="pr11" draw:text-style-name="P6" draw:layer="layout" svg:width="20.5cm" svg:height="12.469cm" svg:x="3.5cm" svg:y="3.797cm" presentation:class="subtitle" presentation:user-transformed="true">
          <draw:text-box>
            <text:list text:style-name="L2">
              <text:list-item>
                <text:p text:style-name="P2"><text:span text:style-name="T1">Signallogik implementeret i Vehicle Actuated Programming (VAP) sproget</text:span></text:p>
              </text:list-item>
            </text:list>
            <text:list text:style-name="L2">
              <text:list-item>
                <text:p text:style-name="P2"><text:span text:style-name="T1">Master controller dikterer tiden og finder det aktuelle DOGS niveau ved at sammenholde målinger fra korridorens ender og udvalgte detektorer med de valgte grænseværdier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ærskelværdier for antal biler baseret på niveauinddeling fra historiske data (nov. 2007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ærskelværdier for belægningsgrader taget direkte fra DOGS materia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Intensitet korrigeres med perioden inden sammenligning med tærskelværdi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ksponentiel afglatning af intensitet i VAP, belægningsgrader udglattes af Vissi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8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i Vissim - slaver</text:p>
          </draw:text-box>
        </draw:frame>
        <draw:frame presentation:style-name="pr12" draw:text-style-name="P6" draw:layer="layout" svg:width="20.5cm" svg:height="12.469cm" svg:x="3.5cm" svg:y="3.797cm" presentation:class="subtitle" presentation:user-transformed="true">
          <draw:text-box>
            <text:list text:style-name="L2">
              <text:list-item>
                <text:p text:style-name="P2"><text:span text:style-name="T1">Slaver beregner lokal tid (korrigeret med offset) og skifter fase på basis af det modtagne DOGS niveau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Afventer synkroniseringspuls fra DOGS ved opsta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Skifter niveau over to omløb [TODO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Ved udskydelse af tidspunkt for faseskift efter skift jf gammelt tidspunkt springes mellemtiden o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9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Simulering &amp; observationer</text:p>
          </draw:text-box>
        </draw:frame>
        <draw:frame presentation:style-name="pr13" draw:text-style-name="P6" draw:layer="layout" svg:width="20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4">Tidsperiode: 7.00 til 9.00 ”hverdag”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Uden DOGS går trafikken i står efter ca. 30 mi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Svingbanerne flyder over i hovedretningens ban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Vejbanerne i hovedretningen er fyldt 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Klar overvægt at trafik på hovedretningen og ”rigeligt” med tid til sideretning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Herlev Hovedgade en klar flaskeh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Med DOGS holder hovedretning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10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3" draw:display-name="Dash 3" draw:style="rect" draw:dots2="1" draw:dots2-length="0.141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Frutiger 57Cn'" style:font-family-generic="swiss" style:font-pitch="variable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fo:font-family="'Frutiger 57Cn'" style:font-family-generic="swiss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5cm"/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5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5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5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solid" svg:stroke-width="0.018cm" svg:stroke-color="#cccc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3" svg:stroke-width="0.018cm" svg:stroke-color="#cc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false" draw:auto-grow-width="false" fo:min-height="8.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5cm" fo:margin-right="0cm" fo:text-indent="-0.5cm"/>
    </style:style>
    <style:style style:name="P4" style:family="paragraph">
      <style:paragraph-properties fo:margin-left="1.77cm" fo:margin-right="0cm" fo:text-indent="-0.5cm"/>
    </style:style>
    <style:style style:name="P5" style:family="paragraph">
      <style:paragraph-properties fo:margin-left="3.04cm" fo:margin-right="0cm" fo:text-indent="-0.5cm"/>
    </style:style>
    <style:style style:name="P6" style:family="paragraph">
      <style:paragraph-properties fo:margin-left="4.31cm" fo:margin-right="0cm" fo:text-indent="-0.5cm"/>
    </style:style>
    <style:style style:name="P7" style:family="paragraph">
      <style:paragraph-properties fo:margin-left="5.58cm" fo:margin-right="0cm" fo:text-indent="-0.5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198cm" fo:margin-bottom="0cm" fo:line-height="100%" text:enable-numbering="false" fo:text-indent="0cm"/>
    </style:style>
    <style:style style:name="P11" style:family="paragraph">
      <style:paragraph-properties fo:margin-left="0cm" fo:margin-right="0cm" fo:margin-top="0.198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family="'Frutiger 57Cn'" style:font-family-generic="swiss" style:font-pitch="variable" fo:font-size="9pt" style:font-size-asian="9pt" style:font-size-complex="9pt"/>
    </style:style>
    <style:style style:name="T3" style:family="text">
      <style:text-properties fo:color="#000000" fo:font-family="'Frutiger 57Cn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Frutiger 47LightCn'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size="12pt" fo:language="da" fo:country="DK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/>
      <draw:page-thumbnail draw:layer="backgroundobjects" svg:width="6.606cm" svg:height="4.955cm" svg:x="1.888cm" svg:y="11.306cm"/>
      <draw:page-thumbnail draw:layer="backgroundobjects" svg:width="6.606cm" svg:height="4.955cm" svg:x="10.384cm" svg:y="11.306cm"/>
      <draw:page-thumbnail draw:layer="backgroundobjects" svg:width="6.606cm" svg:height="4.955cm" svg:x="1.888cm" svg:y="18.75cm"/>
      <draw:page-thumbnail draw:layer="backgroundobjects" svg:width="6.606cm" svg:height="4.955cm" svg:x="10.384cm" svg:y="18.75cm"/>
      <draw:frame draw:style-name="gr1" draw:text-style-name="P1" draw:layer="backgroundobjects" svg:width="8.192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92cm" svg:height="1.377cm" svg:x="10.6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92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92cm" svg:height="1.377cm" svg:x="10.687cm" svg:y="26.192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1.802cm" svg:height="1.906cm" svg:x="1.905cm" svg:y="2.116cm" presentation:class="title" presentation:placeholder="true">
        <draw:text-box/>
      </draw:frame>
      <draw:frame presentation:style-name="pr1" draw:text-style-name="P8" draw:layer="backgroundobjects" svg:width="18.415cm" svg:height="8.679cm" svg:x="1.904cm" svg:y="6.562cm" presentation:class="outline">
        <draw:text-box>
          <text:list text:style-name="L2">
            <text:list-item>
              <text:p text:style-name="P3">Klik for at redigere dispositionstekstens format</text:p>
            </text:list-item>
          </text:list>
          <text:list text:style-name="L2">
            <text:list-item>
              <text:list>
                <text:list-item>
                  <text:p text:style-name="P4">Andet disposition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edje disposition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jerde disposition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emte disposition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jette disposition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yvende disposition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Ottende disposition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ende disposition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9" draw:layer="backgroundobjects" svg:width="22.86cm" svg:height="16.51cm" svg:x="1.27cm" svg:y="1.27cm">
        <text:p/>
        <draw:enhanced-geometry svg:viewBox="0 0 21600 21600" draw:type="rectangle" draw:enhanced-path="M 0 0 L 21600 0 21600 21600 0 21600 0 0 Z N"/>
      </draw:custom-shape>
      <draw:custom-shape draw:style-name="gr4" draw:text-style-name="P9" draw:layer="backgroundobjects" svg:width="2.628cm" svg:height="0.613cm" svg:x="1.27cm" svg:y="17.78cm">
        <text:p text:style-name="P10"><text:span text:style-name="T2"><text:date style:data-style-name="D3" text:date-value="2008-03-10">10-03-08</text:date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2.117cm" svg:height="0.965cm" svg:x="22.013cm" svg:y="17.78cm">
        <text:p text:style-name="P11"><text:span text:style-name="T2">Side </text:span><text:span text:style-name="T2"><text:page-number>&lt;nummer&gt;</text:page-number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48cm" svg:x="2.011cm" svg:y="15.425cm">
        <text:p text:style-name="P12"><text:span text:style-name="T3">DTU Transport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35cm" svg:x="2.011cm" svg:y="16.087cm">
        <text:p text:style-name="P12"><text:span text:style-name="T4">Department of Transport</text:span></text:p>
        <draw:enhanced-geometry svg:viewBox="0 0 21600 21600" draw:type="mso-spt202" draw:enhanced-path="M 0 0 L 21600 0 21600 21600 0 21600 0 0 Z N"/>
      </draw:custom-shape>
      <draw:line draw:style-name="gr5" draw:text-style-name="P13" draw:layer="backgroundobjects" svg:x1="0cm" svg:y1="3.863cm" svg:x2="25.4cm" svg:y2="3.863cm">
        <text:p/>
      </draw:line>
      <draw:frame draw:style-name="gr6" draw:text-style-name="P14" draw:layer="backgroundobjects" svg:width="2.036cm" svg:height="2.38cm" svg:x="21.964cm" svg:y="15.12cm">
        <draw:image xlink:href="Pictures/100000000000004D0000005AD0D3938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7" draw:text-style-name="P14" draw:layer="backgroundobjects" svg:width="18.88cm" svg:height="27.57cm" svg:x="0cm" svg:y="0cm">
          <text:p/>
        </draw:rect>
        <draw:frame presentation:style-name="pr2" draw:text-style-name="P15" draw:layer="backgroundobjects" svg:width="8.206cm" svg:height="1.28cm" svg:x="0cm" svg:y="-0.001cm" presentation:class="header">
          <draw:text-box>
            <text:p text:style-name="P15"><text:span text:style-name="T5"><presentation:header/></text:span></text:p>
          </draw:text-box>
        </draw:frame>
        <draw:frame presentation:style-name="pr2" draw:text-style-name="P16" draw:layer="backgroundobjects" svg:width="7.991cm" svg:height="1.28cm" svg:x="10.798cm" svg:y="-0.001cm" presentation:class="date-time">
          <draw:text-box>
            <text:p text:style-name="P16"><text:span text:style-name="T5"><presentation:date-time/></text:span></text:p>
          </draw:text-box>
        </draw:frame>
        <draw:page-thumbnail presentation:style-name="Standard-title" draw:layer="backgroundobjects" svg:width="13.683cm" svg:height="10.263cm" svg:x="2.658cm" svg:y="2.134cm" presentation:class="page"/>
        <draw:frame presentation:style-name="Standard-notes" draw:layer="backgroundobjects" svg:width="13.82cm" svg:height="12.392cm" svg:x="2.593cm" svg:y="13.034cm" presentation:class="notes" presentation:placeholder="true">
          <draw:text-box/>
        </draw:frame>
        <draw:frame presentation:style-name="pr3" draw:text-style-name="P15" draw:layer="backgroundobjects" svg:width="8.206cm" svg:height="1.28cm" svg:x="0cm" svg:y="26.284cm" presentation:class="footer">
          <draw:text-box>
            <text:p text:style-name="P15"><text:span text:style-name="T5"><presentation:footer/></text:span></text:p>
          </draw:text-box>
        </draw:frame>
        <draw:frame presentation:style-name="pr3" draw:text-style-name="P16" draw:layer="backgroundobjects" svg:width="7.991cm" svg:height="1.28cm" svg:x="10.798cm" svg:y="26.284cm" presentation:class="page-number">
          <draw:text-box>
            <text:p text:style-name="P16"><text:span text:style-name="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Dias nummer 1</dc:title>
    <meta:initial-creator>Andreas Warberg</meta:initial-creator>
    <meta:creation-date>2008-03-03T10:27:22</meta:creation-date>
    <dc:creator>Andreas Warberg</dc:creator>
    <dc:date>2008-03-10T16:37:15</dc:date>
    <meta:editing-cycles>45</meta:editing-cycles>
    <meta:editing-duration>PT13H27M24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